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position="super 58%" style:text-underline-style="none"/>
    </style:style>
    <style:style style:name="T7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2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David Pesoa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For a funeral<text:span text:style-name="T2">/</text:span></text:p>
      <text:p text:style-name="P4"><text:span text:style-name="T2">Brethren! <text:s/>Gladly would I this day have transferred to others the/ privilege I enjoy by virtue of my calling. <text:s/>Words of praise, even on/ the dead, may savor of adulation, when uttered by a relative and familiar/ friend. <text:s/>But your presence relieves my misgivings; nay, it is the/ most expressive eulogy on the character of him, whose lifeless form,/ Alas! now lies shrouded in this coffin. <text:s/>For not the idle </text:span><text:span text:style-name="T3">of</text:span><text:span text:style-name="T5"> curiosity of/ gazing upon the mortal remains of one great or powerful, has convened/ you together; but the desire to offer a last tribute of respect to unobtru-/-sive virtue. <text:s/>Our lamented friend had not elicited your admiration through/ the qualities of the mind, but he secured your esteem by the noble/ attributes of his heart. <text:s/>In all the walks of life, his demeanour/ deserved your commendation. <text:s/>In the busy marts of trade, David/ Pesoa carried along the square &amp; compass of rectitude. <text:s/>The enticements/ which surround the path of the merchant are numberless, but/ I have not heard that a deviation form the rules of equity was ever/ brought to his charge. <text:s/>He preferred </text:span><text:span text:style-name="T3">to</text:span><text:span text:style-name="T5"> earning a competence by industry,/ </text:span><text:span text:style-name="T3">than</text:span><text:span text:style-name="T5"> to ammassing[sic!] wealth by chicanery. <text:s/>As a citizen, he was/ unaustentatiously patriotic. <text:s/>He chose that course that he deemed/ most conducive to the moral advancement of his countrymen, but/ guided by a spirit of forbearance and tolerance, he scrupulously avoided/ expressing controversial opinions. <text:s/>In his social relations, hospitality/ and beneficence highly distinguished him. <text:s/>His domestic board/ was never too narrow, that both friends &amp; strangers might/ </text:span></text:p>
      <text:p text:style-name="P4"><text:span text:style-name="T5"/></text:p>
      <text:p text:style-name="P4"><text:span text:style-name="T5">[Page 2]</text:span></text:p>
      <text:p text:style-name="P4"><text:span text:style-name="T5">not sit then at ease. <text:s/>Bountiful was his hand, cordial/ and warm his greeting; courteous his address. <text:s/>But </text:span><text:soft-page-break/><text:span text:style-name="T5">who more/ ready than he to smooth the pillow of the sufferer, to watch/ at his bed-side; administer to his comforts, and seek for him/ an honorable interment? <text:s/>Who did more strongly than he evince/ active sympathy towards the forlorn and bereaved? <text:s/>Him, my/ Brethren! you entrusted with the dispensing of public charity, and/ were not deluded in your expectations. <text:s/>Him you raised to a respon-/-sible station, and he did not forfeit your confidence. <text:s/>Unaffec-/-tedly he labored for noble purposes, and you did him honor./</text:span></text:p>
      <text:p text:style-name="P4"><text:span text:style-name="T5">But you have only seen the outline of his goodly character. <text:s/>Its/ full lineaments are mirrored in the streaming tears of a wife bent/ to the earth with unspeakable grief, of a daughter overwhelmed/ with sorrow, of a sister lovely and disconsolate. <text:s/>Every sigh they/ draw, is a reflection of that boundless long unwearied devotion and/ tender care bestowed on them by him whose decease we bemoan; for/ around his fireside his virtues most brilliantly shone, and never/ was he happier, than when he made those happy who depended on/ his support. <text:s/>Brethren! a terrible void has/ been created amid a family circle; society has lost a useful member,/ but Judaism also </text:span><text:span text:style-name="T3">became been</text:span><text:span text:style-name="T5"> has by the death of David Pesoa been bereft of a/ faithful</text:span><text:span text:style-name="T6">1</text:span><text:span text:style-name="T7"> exponent. <text:s/>True, he had not always carried aloft the standard of/ revealed religion. <text:s/>He may, like </text:span><text:span text:style-name="T4">True his life had not always accorded with</text:span><text:span text:style-name="T7"> others, have been lured to forego its hold, while gathering/ </text:span><text:span text:style-name="T4">He had been allured to lower it, while gathering the perishing goods</text:span><text:span text:style-name="T7">/ perishable goods, but he glowingly overcame </text:span><text:span text:style-name="T4">the</text:span><text:span text:style-name="T7"> sin./ </text:span><text:span text:style-name="T4">the dictates of his ancestral religion. <text:s/>He had been attired to post</text:span><text:span text:style-name="T7">/ </text:span><text:span text:style-name="T4">of the with</text:span><text:span text:style-name="T7">/ </text:span><text:span text:style-name="T4">pone to the revealed word of God, the gathering of pelf but</text:span><text:span text:style-name="T7">/ He saw its evil way and speedily receded therefrom./</text:span></text:p>
      <text:p text:style-name="P4"><text:span text:style-name="T7"/></text:p>
      <text:p text:style-name="P4"><text:span text:style-name="T7">[Page 3]</text:span></text:p>
      <text:p text:style-name="P4"><text:span text:style-name="T7">Timely and efficacious was his </text:span><text:span text:style-name="T4">reform</text:span><text:span text:style-name="T7"> repentance, because it did not follow/ the decay of </text:span><text:span text:style-name="T4">of</text:span><text:span text:style-name="T7"> his health, and the waning of his strength, but/ it was effected during a vigorous stage of manhood, when worldly/ passions hold them sway. <text:s/>This thought afforded him ineffable/ satisfaction; and upon the day prior to his dissolution he/ confessed to me that the consciousness of his </text:span><text:span text:style-name="T4">sincere repentance</text:span><text:span text:style-name="T7"> sincerity/ combined with his firm reliance on the mercy of God, robbed death/ of its terrors, and reconciled him to his fate./</text:span></text:p>
      <text:p text:style-name="P4"><text:span text:style-name="T7">Kindly spirit of my departed friend! <text:s/>With fortitude thou hast/ endured the trials sent to purify thee. <text:s/>Serenely hast thou borne a sepa-/-ration from thy dearest objects; rejoice therefore over thy victory./ <text:s/>Thou hast conquered death. <text:s/>Thou livest yes, thou livest on earth in the/ memory of those who </text:span><text:span text:style-name="T4">respect</text:span><text:span text:style-name="T7"> cherish virtue and </text:span><text:span text:style-name="T4">piety</text:span><text:span text:style-name="T7"> godliness, thou livest in heaven/ to delight in </text:span><text:span text:style-name="T4">spir</text:span><text:span text:style-name="T7"> holy communion with the blessed; thou livest/ to contemplate the Essence of </text:span><text:span text:style-name="T4">greatness</text:span><text:span text:style-name="T7"> goodness, of wisdom and glory./</text:span></text:p>
      <text:p text:style-name="P4"><text:span text:style-name="T7">From the [?] whither thou hast been uplifted, look down up/ those who bewail thy absence, and pray at the footstool of the Almighty that/ a foretaste of the bliss thou enjoyest, may comfort them during/ their terrestrial pilgrimage, until they also shall join the chorus/ of Cherubim and Seraphim in the </text:span><text:span text:style-name="T4">land</text:span><text:span text:style-name="T7"> abode of eternit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1:55:24.85</meta:creation-date>
    <meta:document-statistic meta:table-count="0" meta:image-count="0" meta:object-count="0" meta:page-count="3" meta:paragraph-count="70" meta:word-count="971" meta:character-count="6145"/>
    <dc:date>2012-11-08T12:19:17.44</dc:date>
    <meta:editing-duration>PT2M52S</meta:editing-duration>
    <meta:editing-cycles>1</meta:editing-cycles>
    <meta:generator>OpenOffice.org/3.4.1$Win32 OpenOffice.org_project/341m1$Build-9593</meta:generator>
  </office:meta>
</office:document-meta>
</file>